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eek 5 Continuous Integration</text:p>
      <text:p text:style-name="Standard">DevOps</text:p>
      <text:p text:style-name="Standard">DO Blended</text:p>
      <text:p text:style-name="Standard">Winter 2023</text:p>
      <text:p text:style-name="Standard">CSDO1010-005-B-W23</text:p>
      <text:p text:style-name="Standard">Week 5: Continuous Integration</text:p>
      <text:p text:style-name="Standard">GETTING STARTED</text:p>
      <text:p text:style-name="Standard">Underline</text:p>
      <text:p text:style-name="Standard"/>
      <text:p text:style-name="Standard">Jenkins is the way to build, test and deploy [1:31 minutes]</text:p>
      <text:p text:style-name="Standard"/>
      <text:p text:style-name="Standard"/>
      <text:p text:style-name="Standard"/>
      <text:p text:style-name="Standard">Jenkins is the most popular, flexible, open-source automation server and CI/CD system. It can free your developers to drive better innovation. Jenkins integrates with your existing tools with unmatched extensibility, helping create true automation that will free developers from mundane processes.</text:p>
      <text:p text:style-name="Standard"/>
      <text:p text:style-name="Standard">Before starting a deep dive into your learning adventure, think about the following questions:</text:p>
      <text:p text:style-name="Standard"/>
      <text:p text:style-name="Standard">How does Continuous Integration serve as a prerequisite for the testing, deployment and release stages of continuous delivery?</text:p>
      <text:p text:style-name="Standard">What are the benefits of Continuous Integration (CI)?</text:p>
      <text:p text:style-name="Standard">What are my options for a new installation of Jenkins? How can I install and use Jenkins?</text:p>
      <text:p text:style-name="Standard">What is the Jenkins Pipeline and its features? And why should I use it?</text:p>
      <text:p text:style-name="Standard">What is a Jenkinsfile? And what are the two types of syntax for writing Jenkinsfile? How is it used in Jenkins Pipeline?</text:p>
      <text:p text:style-name="Standard">What is a domain-specific language (DSL)? And what are the differences between declarative and scripted pipeline syntax?</text:p>
      <text:p text:style-name="Standard">What are the key concepts of the Jenkins pipeline?</text:p>
      <text:p text:style-name="Standard">What are the different ways to create a pipeline?</text:p>
      <text:p text:style-name="Standard">How can I create a multibranch pipeline?</text:p>
      <text:p text:style-name="Standard">What are some of the Jenkins, Jenkins Pipeline, Jenkins Pipeline Plug best practices?</text:p>
      <text:p text:style-name="Standard"/>
      <text:p text:style-name="Standard">OVERVIEW</text:p>
      <text:p text:style-name="Standard">Underline</text:p>
      <text:p text:style-name="Standard"/>
      <text:p text:style-name="Standard">Continuous IntegrationThis week you will learn about Continuous Integration (CI) and how it relates to DevOps. We will explore the benefits provided by CI. You will be exposed to CI best practices and will have a high-level overview of the most popular open-source continuous integration tools.</text:p>
      <text:p text:style-name="Standard"/>
      <text:p text:style-name="Standard">You will learn about Jenkins, how to install and get started with it. Then we will explore the Jenkins Pipeline, its features, and why you need it. You will learn about Jenkinsfile and the two types of pipeline syntax. We will also look at:</text:p>
      <text:p text:style-name="Standard"/>
      <text:p text:style-name="Standard">Jenkins pipeline concepts and how these relate to pipeline syntax</text:p>
      <text:p text:style-name="Standard">The fundamental differences between Declarative Pipeline syntax and Scripted Pipeline syntax</text:p>
      <text:p text:style-name="Standard">The different ways of creating a pipeline</text:p>
      <text:p text:style-name="Standard">The concept of multibranch pipelines</text:p>
      <text:p text:style-name="Standard"><text:soft-page-break/>Finally, you will have an understanding of Jenkins and pipeline best practices and the most common mistakes.</text:p>
      <text:p text:style-name="Standard"/>
      <text:p text:style-name="Standard">Enjoy the module this week. Continuous Integration is a critical component of DevOps practices, which helps you unify your development and operations teams into a shared repository for coding, testing, deploying and supporting software.</text:p>
      <text:p text:style-name="Standard"/>
      <text:p text:style-name="Standard"/>
      <text:p text:style-name="Standard">WHY IT MATTERS</text:p>
      <text:p text:style-name="Standard">Underline</text:p>
      <text:p text:style-name="Standard"/>
      <text:p text:style-name="Standard">As a DevOps Engineer, you will be responsible for your organization's continuous integration (e.g., Jenkins) as part of the CI/CD Pipeline.</text:p>
      <text:p text:style-name="Standard"/>
      <text:p text:style-name="Standard">Continuous Integration</text:p>
      <text:p text:style-name="Standard"/>
      <text:p text:style-name="Standard">Continuous Integration (CI) with automated test execution and trends has changed the way companies look at Build Management, Release Management, Deployment Automation and Test Orchestration.</text:p>
      <text:p text:style-name="Standard"/>
      <text:p text:style-name="Standard">Jenkins as CI</text:p>
      <text:p text:style-name="Standard"/>
      <text:p text:style-name="Standard">Jenkins allows your organization to accelerate the software development process by automating it. Jenkins manages and controls software delivery processes throughout the entire lifecycle, including build, document, test, package, stage and deployment.</text:p>
      <text:p text:style-name="Standard"/>
      <text:p text:style-name="Standard">There are several project types in Jenkins:</text:p>
      <text:p text:style-name="Standard"/>
      <text:p text:style-name="Standard">Freestyle Project: This is the most common type of project. The build step for this type of project executes a shell (Linux) or batch (Windows) command.</text:p>
      <text:p text:style-name="Standard">Pipeline: It is written in Jenkins Domain Specific Language (DSL) for things that do not fit in a freestyle project because they are too complicated or span multiple nodes.</text:p>
      <text:p text:style-name="Standard">Multi-Configuration Project: It is used for projects that will be tested on multiple environments and require different configurations, depending on those environments.</text:p>
      <text:p text:style-name="Standard">Folder: This provides a method to group projects together; it is not technically a project.</text:p>
      <text:p text:style-name="Standard">Git-Hub Organization: It uses the source control platform's organization and allows Jenkins to act on Jenkinsfiles stored within the organization's repositories.</text:p>
      <text:p text:style-name="Standard">Multi-Branch Pipeline: It uses a Jenkinsfile to mark repositories. If a branch is created in that repository, Jenkins will make a new project in Jenkins for that branch.</text:p>
      <text:p text:style-name="Standard">Jenkins Pipeline</text:p>
      <text:p text:style-name="Standard"/>
      <text:p text:style-name="Standard">A Jenkins Pipeline can be created through the classic UI, In SCM, or through Blue Ocean UI. Through the classic UI, <text:s/>you can enter a basic pipeline directly in Jenkins. In Source Control Management (SCM), you can write a Jenkinsfile manually and commit it to your project's source control repository. Through Blue Ocean UI, after setting up a pipeline project in Blue Ocean, the Blue Ocean UI helps you write your Pipeline's Jenkinsfile and commit it to source control.</text:p>
      <text:p text:style-name="Standard"/>
      <text:p text:style-name="Standard">The two types of pipeline syntax are scripted and declarative. Declarative syntax provides an easy way for creating pipelines and has a predefined hierarchy to create Jenkins pipelines. Scripted syntax runs <text:soft-page-break/>on the Jenkins master through a lightweight executor and uses few resources for translating the pipeline into code (comma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7T21:19:40.142000000</meta:creation-date>
    <dc:date>2023-07-17T21:38:04.995000000</dc:date>
    <meta:editing-duration>PT18M25S</meta:editing-duration>
    <meta:editing-cycles>1</meta:editing-cycles>
    <meta:document-statistic meta:table-count="0" meta:image-count="0" meta:object-count="0" meta:page-count="3" meta:paragraph-count="48" meta:word-count="759" meta:character-count="4922" meta:non-whitespace-character-count="4210"/>
    <meta:generator>LibreOffice/6.1.2.1$Windows_X86_64 LibreOffice_project/65905a128db06ba48db947242809d14d3f9a93fe</meta:generator>
  </office:meta>
</office:document-meta>
</file>